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602e5" officeooo:paragraph-rsid="000602e5"/>
    </style:style>
    <style:style style:name="P2" style:family="paragraph" style:parent-style-name="Standard">
      <style:text-properties fo:language="ru" fo:country="RU" officeooo:rsid="000602e5" officeooo:paragraph-rsid="000602e5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озитивный сценарий</text:p>
      <text:p text:style-name="P2">Тест 1 <text:span text:style-name="T1">post: </text:span></text:p>
      <text:p text:style-name="P2">при вводе корректных данных пользователь, создался</text:p>
      <text:p text:style-name="P2"><text:s/>выдается код 200</text:p>
      <text:p text:style-name="P2"><text:line-break/>Тест 2 <text:span text:style-name="T1">get: </text:span></text:p>
      <text:p text:style-name="P2">при вводе в запрос корректного <text:span text:style-name="T1">“username”</text:span></text:p>
      <text:p text:style-name="P2"><text:span text:style-name="T1"><text:s/></text:span>открылась страница пользователя <text:span text:style-name="T1">c </text:span>кодом 200</text:p>
      <text:p text:style-name="P2"/>
      <text:p text:style-name="P2">Тест <text:s/><text:span text:style-name="T1">3 put:</text:span></text:p>
      <text:p text:style-name="P2">при вводе в запрос измененных данных <text:span text:style-name="T1">“ferstName” </text:span>и <text:span text:style-name="T1">“lastName” </text:span></text:p>
      <text:p text:style-name="P2">данные успешно изменились, код 200</text:p>
      <text:p text:style-name="P2"/>
      <text:p text:style-name="P2">Тест 4 <text:span text:style-name="T1">del: </text:span></text:p>
      <text:p text:style-name="P2">при вводе корректных данных, пользователь удалился, при проверке</text:p>
      <text:p text:style-name="P2">через запрос <text:s/><text:span text:style-name="T1">get , </text:span>выдается код 404, пользователь не найден.</text:p>
      <text:p text:style-name="P2"/>
      <text:p text:style-name="P2">Негативный сценарий</text:p>
      <text:p text:style-name="P2"><text:s/>Тест 1 <text:span text:style-name="T1">post: </text:span></text:p>
      <text:p text:style-name="P2">при вводе некорректных <text:s/>данных удаление значения <text:span text:style-name="T1">“lastName”,</text:span></text:p>
      <text:p text:style-name="P2">пользователь создался.</text:p>
      <text:p text:style-name="P1"/>
      <text:p text:style-name="P2"/>
      <text:p text:style-name="P2">Тест 2 <text:span text:style-name="T1">get:</text:span></text:p>
      <text:p text:style-name="P2">при вводе в запрос созданног<text:span text:style-name="T1">о </text:span>пользователя в <text:span text:style-name="T1">“username”, </text:span>открылась </text:p>
      <text:p text:style-name="P2">страница пользователя с кодом 200</text:p>
      <text:p text:style-name="P2"/>
      <text:p text:style-name="P2">Тест <text:s/><text:span text:style-name="T1">3 put:</text:span></text:p>
      <text:p text:style-name="P2">при изменении данных строки <text:span text:style-name="T1">“phone” , </text:span>данные через запрос<text:span text:style-name="T1"> “get”</text:span></text:p>
      <text:p text:style-name="P2"><text:span text:style-name="T1"><text:s/></text:span>не изменились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9:15:03.231000000</meta:creation-date>
    <dc:date>2024-03-04T21:01:00.338000000</dc:date>
    <meta:editing-duration>PT1H45M59S</meta:editing-duration>
    <meta:editing-cycles>1</meta:editing-cycles>
    <meta:document-statistic meta:table-count="0" meta:image-count="0" meta:object-count="0" meta:page-count="1" meta:paragraph-count="23" meta:word-count="113" meta:character-count="757" meta:non-whitespace-character-count="652"/>
    <meta:generator>LibreOffice/7.6.4.1$Windows_X86_64 LibreOffice_project/e19e193f88cd6c0525a17fb7a176ed8e6a3e2aa1</meta:generator>
  </office:meta>
</office:document-meta>
</file>